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4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1wytvjivbgsj"/>RECOPILACIÓN POSIBLES PREGUNTAS EXAMEN DE LA PRIMERA EVALUACIÓN (UNIDADES 6 a 8)</text:p>
      <text:p text:style-name="Standard"/>
      <text:p text:style-name="Standard"><text:span text:style-name="T1">Aquí resumimos que se debe saber para el examen de las unidades 6 a 8:</text:span></text:p>
      <text:p text:style-name="P1"/>
      <text:p text:style-name="Standard"><text:span text:style-name="T1">Preguntas</text:span></text:p>
      <text:list xml:id="list3197138657" text:style-name="WWNum1">
        <text:list-item>
          <text:p text:style-name="P2">¿Cuáles son los pasos a realizar instalar un servidor Windows Server 2022?</text:p>
        </text:list-item>
        <text:list-item>
          <text:p text:style-name="P2">Explica con <text:span text:style-name="T1">mucho detalle</text:span> los pasos para poner en marcha un dominio dentro de Windows Server 2022.</text:p>
        </text:list-item>
        <text:list-item>
          <text:p text:style-name="P2">Explica con <text:span text:style-name="T1">mucho detalle</text:span> como unir un equipo Windows 10 Pro a un dominio Windows Server.</text:p>
        </text:list-item>
        <text:list-item>
          <text:p text:style-name="P2">Una vez puesto en marcha un dominio. ¿Qué debemos hacer si queremos cambiar el nombre de equipo del servidor?</text:p>
          <text:list>
            <text:list-item>
              <text:p text:style-name="P3">No debemos hacerlo. Si fuera necesario, deberíamos eliminar el dominio, cambiar el nombre y luego volver a crearlo.</text:p>
            </text:list-item>
          </text:list>
        </text:list-item>
        <text:list-item>
          <text:p text:style-name="P2">Explica que es un RAID 1 y explica el proceso para crearlo en Windows.</text:p>
        </text:list-item>
        <text:list-item>
          <text:p text:style-name="P2">Explica que es un RAID 5 y explica el proceso para crearlo en Windows.</text:p>
        </text:list-item>
        <text:list-item>
          <text:p text:style-name="P2">Explica la diferencia entre usuarios y grupos locales con los usuarios del grupo de dominio.</text:p>
        </text:list-item>
        <text:list-item>
          <text:p text:style-name="P2">Se proporcionarán comandos de creación de dominios / unirse a dominio en PoweShell. Debéis de ser capaces de explicarlos en detalle. Un ejemplo de posible comando:</text:p>
          <text:list>
            <text:list-item>
              <text:p text:style-name="P3"><text:span text:style-name="T3">Install-ADDSForest -DomainName "serra.com" -DomainNetbiosName "SERRA" -DomainMode "WinThreshold" -ForestMode "WinThreshold" -InstallDNS -Force</text:span></text:p>
            </text:list-item>
          </text:list>
        </text:list-item>
        <text:list-item>
          <text:p text:style-name="P2">Explica que es una GPO y algún ejemplo de GPO que conozcas. ¿A quién pueden aplicarse (usuarios, grupos, equipos, etc.)?</text:p>
        </text:list-item>
        <text:list-item>
          <text:p text:style-name="P2">Explica en detalle <text:s/>que es un perfil móvil (Escritorio móvil) y explica en detalle como se configura.</text:p>
          <text:list>
            <text:list-item>
              <text:p text:style-name="P3">No omitir en la explicación los permisos tanto locales como de red.</text:p>
            </text:list-item>
          </text:list>
        </text:list-item>
        <text:list-item>
          <text:p text:style-name="P2">Explica que es Remote Desktop en Windows Server.</text:p>
        </text:list-item>
        <text:list-item>
          <text:p text:style-name="P2">Explica en detalle como se configura la instalación Remota de Paquetes MSI, mediante GPO.</text:p>
        </text:list-item>
        <text:list-item>
          <text:p text:style-name="P2">Explica como se crean y utilizan las plantillas de usuarios de Windows Server. Proporciona ejemplos de situaciones en las que sería beneficioso utilizar plantillas de creación de usuarios (Pista: ahorro tiempo si tengo que crear 100 usuarios).</text:p>
        </text:list-item>
        <text:list-item>
          <text:p text:style-name="P2">Describe el proceso de unir un equipo Ubuntu a un dominio Windows Server. No son necesarios los comandos, solo el proceso.</text:p>
        </text:list-item>
        <text:list-item>
          <text:p text:style-name="P2">Describe los pasos fundamentales en el proceso de instalación de Linux.</text:p>
        </text:list-item>
        <text:list-item>
          <text:p text:style-name="P2">Explica como funciona el montaje de particiones en Linux. (Pista: ejercicio práctica 1 donde se indica que debemos en una partición montar “/”, en otra “/var/”, en otra partición de otro disco “/home”, etc.).</text:p>
        </text:list-item>
        <text:list-item>
          <text:p text:style-name="P2">¿Por qué suele merecer la pena montar /home en otro disco u otra partición? Pista: facilidad de copia de seguridad de datos importantes.</text:p>
        </text:list-item>
        <text:list-item>
          <text:p text:style-name="P2"><text:soft-page-break/>Explica cómo se instalan programas en Linux utilizando tanto apt (apt update, apt install) y paquetes completos (snapd).</text:p>
          <text:list>
            <text:list-item>
              <text:p text:style-name="P3">¿Cuáles ocupan más espacio y por qué?</text:p>
            </text:list-item>
          </text:list>
        </text:list-item>
        <text:list-item>
          <text:p text:style-name="P2">¿Qué diferencia el administrador de Linux (“root”) de un usuario normal?</text:p>
        </text:list-item>
        <text:list-item>
          <text:p text:style-name="P2">¿En qué se diferencia el administrador de Linux (“root”) del administrador en sistemas Windows? Pista: el administrador en sistemas Windows está mucho más capado.</text:p>
        </text:list-item>
        <text:list-item>
          <text:p text:style-name="P2">Explica la función de los archivos "/etc/passwd" y "/etc/shadow" en la gestión de usuarios. ¿Cuál es accesible para todos y cuál es accesible solo para root?</text:p>
        </text:list-item>
        <text:list-item>
          <text:p text:style-name="P2">¿Cuál es el propósito del comando "sudo" y la lista de sudoers?</text:p>
        </text:list-item>
        <text:list-item>
          <text:p text:style-name="P2">Describe el proceso de creación de usuarios y grupos en Linux.</text:p>
        </text:list-item>
        <text:list-item>
          <text:p text:style-name="P2">¿Cuál es la diferencia entre archivos normales y archivos ocultos en Linux?</text:p>
        </text:list-item>
        <text:list-item>
          <text:p text:style-name="P2">Explica el algoritmo de concesión de permisos en Linux.</text:p>
        </text:list-item>
        <text:list-item>
          <text:p text:style-name="P2">Describe el uso del comando "chmod" para establecer permisos y proporciona ejemplos.</text:p>
        </text:list-item>
        <text:list-item>
          <text:p text:style-name="P2">Enumera y describe algunos comandos esenciales de Linux para la gestión y administración del sistema.</text:p>
        </text:list-item>
        <text:list-item>
          <text:p text:style-name="P2"><text:span text:style-name="T1">Ejercicios de comandos similares a los solicitados en las prácticas entregables.</text:span></text:p>
          <text:list>
            <text:list-item>
              <text:p text:style-name="P3"><text:span text:style-name="T1">Practicas 1 y 2 de Linux, excepto último ejercicio de práctica 2 (Actividad 7 sobre bit SetUID) que no entr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font-name="Consolas" fo:font-family="Consolas" style:font-family-generic="roman" style:font-pitch="variable" fo:font-size="10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608" meta:character-count="3596" meta:non-whitespace-character-count="3056"/>
    <meta:generator>LibreOfficeDev/6.0.5.2$Linux_X86_64 LibreOffice_project/</meta:generator>
  </office:meta>
</office:document-meta>
</file>